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A0000025625C5FAD0D3596D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8.011cm" svg:x="1.048cm" svg:y="10.846cm">
          <draw:image xlink:href="Pictures/100000000000058A0000025625C5FAD0D3596D8B.png" xlink:type="simple" xlink:show="embed" xlink:actuate="onLoad" loext:mime-type="image/png">
            <text:p/>
          </draw:image>
        </draw:frame>
        <draw:custom-shape draw:style-name="gr2" draw:text-style-name="P2" draw:layer="layout" svg:width="19.5cm" svg:height="1.2cm" svg:x="1.1cm" svg:y="17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9:49:15.188254601</meta:creation-date>
    <dc:date>2022-07-12T21:44:47.018137262</dc:date>
    <meta:editing-duration>PT53M23S</meta:editing-duration>
    <meta:editing-cycles>1</meta:editing-cycles>
    <meta:document-statistic meta:object-count="2"/>
    <meta:generator>LibreOffice/6.4.7.2$Linux_X86_64 LibreOffice_project/40$Build-2</meta:generator>
  </office:meta>
</office:document-meta>
</file>